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5.531cm" table:align="left"/>
    </style:style>
    <style:style style:name="Tabella1.A" style:family="table-column">
      <style:table-column-properties style:column-width="4.683cm"/>
    </style:style>
    <style:style style:name="Tabella1.B" style:family="table-column">
      <style:table-column-properties style:column-width="10.848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P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" fo:font-size="12pt" fo:font-style="italic" fo:font-weight="normal" officeooo:rsid="001b2b57" officeooo:paragraph-rsid="001f58e5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officeooo:rsid="001b2b57"/>
    </style:style>
    <style:style style:name="T4" style:family="text">
      <style:text-properties officeooo:rsid="001f58e5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">NOME SCENARIO:</text:p>
          </table:table-cell>
          <table:table-cell table:style-name="Tabella1.B1" office:value-type="string">
            <text:p text:style-name="P3">Aggiunta di un lavoretto in classe</text:p>
          </table:table-cell>
        </table:table-row>
        <table:table-row>
          <table:table-cell table:style-name="Tabella1.A2" office:value-type="string">
            <text:p text:style-name="P2">Partecipante:</text:p>
          </table:table-cell>
          <table:table-cell table:style-name="Tabella1.B2" office:value-type="string">
            <text:p text:style-name="P2"><text:span text:style-name="T2">Elena</text:span><text:span text:style-name="T1">: educatrice</text:span></text:p>
          </table:table-cell>
        </table:table-row>
        <table:table-row>
          <table:table-cell table:style-name="Tabella1.A2" office:value-type="string">
            <text:p text:style-name="P2">Flusso degli eventi:</text:p>
          </table:table-cell>
          <table:table-cell table:style-name="Tabella1.B2" office:value-type="string">
            <text:list xml:id="list42724571" text:style-name="L1">
              <text:list-item>
                <text:p text:style-name="P5">Elena è una maestra dell'asilo e oggi in classe ha fatto disegnare ai bambini della classe 2a A la loro casa. Visto che Luca ha terminato il suo disegno, Elena decide di inserirlo nel suo profilo su<text:span text:style-name="T3">l sistema</text:span>. Elena accede a<text:span text:style-name="T3">l sistema</text:span> ed esegue il login, viene indirizzata alla sua area personale e va su "Carica lavoro".</text:p>
                <text:list>
                  <text:list-item>
                    <text:list>
                      <text:list-item>
                        <text:p text:style-name="P5"><text:span text:style-name="T3">Il sistema</text:span> le mostra una finestra per il caricamento del file.</text:p>
                      </text:list-item>
                    </text:list>
                  </text:list-item>
                </text:list>
              </text:list-item>
              <text:list-item>
                <text:p text:style-name="P5">Elena sceglie l'immagine "Casetta in montagna.jpg" e sottomette il file</text:p>
                <text:list>
                  <text:list-item>
                    <text:list>
                      <text:list-item>
                        <text:p text:style-name="P5"><text:span text:style-name="T3">Il sistema</text:span> mostra il messaggio "Casetta in montagna pubblicato con successo"</text:p>
                      </text:list-item>
                    </text:list>
                  </text:list-item>
                </text:list>
              </text:list-item>
            </text:list>
            <text:p text:style-name="P1"/>
          </table:table-cell>
        </table:table-row>
      </table:table>
      <text:p text:style-name="P2"><text:s text:c="2"/></text:p>
      <text:p text:style-name="P6"><text:span text:style-name="T4">SC_H_11_inserimento_lavoretto_in_classe: </text:span>Educatrice inserisce un lavoretto svolto in classe</text:p>
      <text:p text:style-name="P7"><text:tab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46S</meta:editing-duration>
    <meta:editing-cycles>12</meta:editing-cycles>
    <meta:generator>LibreOffice/3.6$Windows_x86 LibreOffice_project/da8c1e6-fd468f4-454e206-f42a4a9-143cfd</meta:generator>
    <dc:date>2012-10-22T23:06:54.71</dc:date>
    <meta:document-statistic meta:table-count="1" meta:image-count="0" meta:object-count="0" meta:page-count="1" meta:paragraph-count="13" meta:word-count="115" meta:character-count="729" meta:non-whitespace-character-count="624"/>
    <meta:user-defined meta:name="Info 1"/>
    <meta:user-defined meta:name="Info 2"/>
    <meta:user-defined meta:name="Info 3"/>
    <meta:user-defined meta:name="Info 4"/>
  </office:meta>
</office:document-meta>
</file>